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3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2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0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6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1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59">
            <text:p>違章建築拆除案件</text:p>
          </table:table-cell>
          <table:covered-table-cell table:number-columns-repeated="9"/>
          <table:table-cell table:number-columns-spanned="8" table:number-rows-spanned="1" table:style-name="ce61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66">
            <text:p>中華民國104年04月</text:p>
          </table:table-cell>
          <table:covered-table-cell table:number-columns-repeated="9"/>
          <table:table-cell office:value-type="string" table:number-columns-spanned="8" table:number-rows-spanned="1" table:style-name="ce64">
            <text:p><text:s text:c="8"/>April <text:s text:c="2"/>- 2015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3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2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2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3">
            <text:p>總計</text:p>
          </table:table-cell>
          <table:covered-table-cell/>
          <table:table-cell office:value-type="string" table:number-columns-spanned="3" table:number-rows-spanned="2" table:style-name="ce67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1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68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7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8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69">
            <text:p>本</text:p>
            <text:p>月</text:p>
            <text:p>查</text:p>
            <text:p>報</text:p>
            <text:p>數</text:p>
          </table:table-cell>
          <table:table-cell office:value-type="string" table:number-columns-spanned="2" table:number-rows-spanned="1" table:style-name="ce70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4">
            <text:p>至本月底</text:p>
            <text:p>尚未拆除總數</text:p>
          </table:table-cell>
          <table:table-cell office:value-type="string" table:number-columns-spanned="1" table:number-rows-spanned="2" table:style-name="ce69">
            <text:p>本月拆除總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covered-table-cell/>
          <table:table-cell office:value-type="string" table:number-columns-spanned="1" table:number-rows-spanned="2" table:style-name="ce69">
            <text:p>本月尚未</text:p>
            <text:p>拆除數</text:p>
          </table:table-cell>
          <table:table-cell office:value-type="string" table:number-columns-spanned="1" table:number-rows-spanned="2" table:style-name="ce76">
            <text:p>本月</text:p>
            <text:p>拆除數</text:p>
          </table:table-cell>
          <table:table-cell office:value-type="string" table:number-columns-spanned="1" table:number-rows-spanned="2" table:style-name="ce78">
            <text:p>本年度累計至本月底</text:p>
            <text:p>移送法辦數</text:p>
          </table:table-cell>
          <table:table-cell office:value-type="string" table:number-columns-spanned="1" table:number-rows-spanned="2" table:style-name="ce77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26207" table:style-name="ce11">
            <text:p><text:s/>626,207<text:s/></text:p>
          </table:table-cell>
          <table:table-cell office:value-type="float" office:value="1483" table:style-name="ce12">
            <text:p><text:s/>1,483<text:s/></text:p>
          </table:table-cell>
          <table:table-cell office:value-type="float" office:value="36170" table:style-name="ce12">
            <text:p><text:s/>36,17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577392" table:style-name="ce12">
            <text:p><text:s/>577,39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67" table:style-name="ce12">
            <text:p><text:s/>367<text:s/></text:p>
          </table:table-cell>
          <table:table-cell office:value-type="float" office:value="9124" table:style-name="ce12">
            <text:p><text:s/>9,124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412" table:style-name="ce12">
            <text:p><text:s/>412<text:s/></text:p>
          </table:table-cell>
          <table:table-cell office:value-type="float" office:value="4185" table:style-name="ce12">
            <text:p><text:s/>4,185<text:s/></text:p>
          </table:table-cell>
          <table:table-cell office:value-type="float" office:value="3521" table:style-name="ce12">
            <text:p><text:s/>3,521<text:s/></text:p>
          </table:table-cell>
          <table:table-cell office:value-type="float" office:value="664" table:style-name="ce12">
            <text:p><text:s/>664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198670" table:style-name="ce11">
            <text:p><text:s/>198,670<text:s/></text:p>
          </table:table-cell>
          <table:table-cell office:value-type="float" office:value="493" table:style-name="ce12">
            <text:p><text:s/>49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3160" table:style-name="ce12">
            <text:p><text:s/>193,16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4048" table:style-name="ce12">
            <text:p><text:s/>4,04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1741" table:style-name="ce12">
            <text:p><text:s/>1,741<text:s/></text:p>
          </table:table-cell>
          <table:table-cell office:value-type="float" office:value="1462" table:style-name="ce12">
            <text:p><text:s/>1,462<text:s/></text:p>
          </table:table-cell>
          <table:table-cell office:value-type="float" office:value="279" table:style-name="ce12">
            <text:p><text:s/>279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150" table:style-name="ce11">
            <text:p><text:s/>84,150<text:s/></text:p>
          </table:table-cell>
          <table:table-cell office:value-type="float" office:value="312" table:style-name="ce12">
            <text:p><text:s/>312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6411" table:style-name="ce12">
            <text:p><text:s/>76,41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808" table:style-name="ce12">
            <text:p><text:s/>80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412" table:style-name="ce12">
            <text:p><text:s/>412<text:s/></text:p>
          </table:table-cell>
          <table:table-cell office:value-type="float" office:value="369" table:style-name="ce12">
            <text:p><text:s/>369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47589" table:style-name="ce11">
            <text:p><text:s/>47,589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177" table:style-name="ce12">
            <text:p><text:s/>45,17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323" table:style-name="ce12">
            <text:p><text:s/>1,32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356" table:style-name="ce12">
            <text:p><text:s/>356<text:s/></text:p>
          </table:table-cell>
          <table:table-cell office:value-type="float" office:value="355" table:style-name="ce12">
            <text:p><text:s/>35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2059" table:style-name="ce11">
            <text:p><text:s/>62,059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13728" table:style-name="ce12">
            <text:p><text:s/>13,7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47508" table:style-name="ce12">
            <text:p><text:s/>47,50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538" table:style-name="ce12">
            <text:p><text:s/>53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302" table:style-name="ce12">
            <text:p><text:s/>302<text:s/></text:p>
          </table:table-cell>
          <table:table-cell office:value-type="float" office:value="285" table:style-name="ce12">
            <text:p><text:s/>285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3991" table:style-name="ce11">
            <text:p><text:s/>23,991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433" table:style-name="ce12">
            <text:p><text:s/>19,43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661" table:style-name="ce12">
            <text:p><text:s/>66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288" table:style-name="ce12">
            <text:p><text:s/>288<text:s/></text:p>
          </table:table-cell>
          <table:table-cell office:value-type="float" office:value="288" table:style-name="ce12">
            <text:p><text:s/>2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0578" table:style-name="ce11">
            <text:p><text:s/>120,578<text:s/></text:p>
          </table:table-cell>
          <table:table-cell office:value-type="float" office:value="386" table:style-name="ce12">
            <text:p><text:s/>386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9362" table:style-name="ce12">
            <text:p><text:s/>119,3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737" table:style-name="ce12">
            <text:p><text:s/>73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535" table:style-name="ce12">
            <text:p><text:s/>535<text:s/></text:p>
          </table:table-cell>
          <table:table-cell office:value-type="float" office:value="310" table:style-name="ce12">
            <text:p><text:s/>310<text:s/></text:p>
          </table:table-cell>
          <table:table-cell office:value-type="float" office:value="225" table:style-name="ce12">
            <text:p><text:s/>22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86101" table:style-name="ce11">
            <text:p><text:s/>86,101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10887" table:style-name="ce12">
            <text:p><text:s/>10,88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73812" table:style-name="ce12">
            <text:p><text:s/>73,81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969" table:style-name="ce12">
            <text:p><text:s/>969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532" table:style-name="ce12">
            <text:p><text:s/>532<text:s/></text:p>
          </table:table-cell>
          <table:table-cell office:value-type="float" office:value="433" table:style-name="ce12">
            <text:p><text:s/>433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2897" table:style-name="ce13">
            <text:p><text:s/>2,897<text:s/></text:p>
          </table:table-cell>
          <table:table-cell office:value-type="float" office:value="32" table:style-name="ce14">
            <text:p><text:s/>32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74" table:style-name="ce14">
            <text:p><text:s/>1,17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" table:style-name="ce14">
            <text:p><text:s/>24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55" table:style-name="ce14">
            <text:p><text:s/>55<text:s/></text:p>
          </table:table-cell>
          <table:table-cell office:value-type="float" office:value="48" table:style-name="ce14">
            <text:p><text:s/>48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050" table:style-name="ce13">
            <text:p><text:s/>6,050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722" table:style-name="ce14">
            <text:p><text:s/>4,7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4" table:style-name="ce14">
            <text:p><text:s/>16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7" table:style-name="ce14">
            <text:p><text:s/>57<text:s/></text:p>
          </table:table-cell>
          <table:table-cell office:value-type="float" office:value="56" table:style-name="ce14">
            <text:p><text:s/>56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513" table:style-name="ce13">
            <text:p><text:s/>2,51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83" table:style-name="ce14">
            <text:p><text:s/>2,48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288" table:style-name="ce13">
            <text:p><text:s/>7,288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961" table:style-name="ce14">
            <text:p><text:s/>6,96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8" table:style-name="ce14">
            <text:p><text:s/>58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1" table:style-name="ce14">
            <text:p><text:s/>41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009" table:style-name="ce13">
            <text:p><text:s/>2,009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78" table:style-name="ce14">
            <text:p><text:s/>1,87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682" table:style-name="ce13">
            <text:p><text:s/>2,682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2117" table:style-name="ce14">
            <text:p><text:s/>2,1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504" table:style-name="ce14">
            <text:p><text:s/>50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43" table:style-name="ce14">
            <text:p><text:s/>4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223" table:style-name="ce13">
            <text:p><text:s/>3,22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99" table:style-name="ce14">
            <text:p><text:s/>2,6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0" table:style-name="ce14">
            <text:p><text:s/>11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7" table:style-name="ce14">
            <text:p><text:s/>57<text:s/></text:p>
          </table:table-cell>
          <table:table-cell office:value-type="float" office:value="57" table:style-name="ce14">
            <text:p><text:s/>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3355" table:style-name="ce13">
            <text:p><text:s/>13,355<text:s/></text:p>
          </table:table-cell>
          <table:table-cell office:value-type="float" office:value="35" table:style-name="ce14">
            <text:p><text:s/>35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303" table:style-name="ce14">
            <text:p><text:s/>12,30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50" table:style-name="ce14">
            <text:p><text:s/>15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79" table:style-name="ce14">
            <text:p><text:s/>79<text:s/></text:p>
          </table:table-cell>
          <table:table-cell office:value-type="float" office:value="47" table:style-name="ce14">
            <text:p><text:s/>47<text:s/></text:p>
          </table:table-cell>
          <table:table-cell office:value-type="float" office:value="32" table:style-name="ce14">
            <text:p><text:s/>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907" table:style-name="ce13">
            <text:p><text:s/>907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36" table:style-name="ce14">
            <text:p><text:s/>8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9" table:style-name="ce14">
            <text:p><text:s/>4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64" table:style-name="ce13">
            <text:p><text:s/>2,764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40" table:style-name="ce14">
            <text:p><text:s/>2,7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1" table:style-name="ce13">
            <text:p><text:s/>11<text:s/></text:p>
          </table:table-cell>
          <table:table-cell office:value-type="float" office:value="21" table:style-name="ce14">
            <text:p><text:s/>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7787" table:style-name="ce13">
            <text:p><text:s/>17,787<text:s/></text:p>
          </table:table-cell>
          <table:table-cell office:value-type="float" office:value="24" table:style-name="ce14">
            <text:p><text:s/>24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805" table:style-name="ce14">
            <text:p><text:s/>16,80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56" table:style-name="ce14">
            <text:p><text:s/>56<text:s/></text:p>
          </table:table-cell>
          <table:table-cell office:value-type="float" office:value="36" table:style-name="ce14">
            <text:p><text:s/>36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8332" table:style-name="ce13">
            <text:p><text:s/>8,3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947" table:style-name="ce14">
            <text:p><text:s/>7,94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90" table:style-name="ce14">
            <text:p><text:s/>29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4" table:style-name="ce14">
            <text:p><text:s/>94<text:s/></text:p>
          </table:table-cell>
          <table:table-cell office:value-type="float" office:value="94" table:style-name="ce14">
            <text:p><text:s/>9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283" table:style-name="ce13">
            <text:p><text:s/>16,283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749" table:style-name="ce14">
            <text:p><text:s/>12,74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069" table:style-name="ce11">
            <text:p><text:s/>3,0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29" table:style-name="ce12">
            <text:p><text:s/>2,52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510" table:style-name="ce13">
            <text:p><text:s/>2,51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53" table:style-name="ce14">
            <text:p><text:s/>2,4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8" table:style-name="ce14">
            <text:p><text:s/>3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59" table:style-name="ce13">
            <text:p><text:s/>55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6" table:style-name="ce14">
            <text:p><text:s/>7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table:style-name="ce6"/>
          <table:table-cell table:style-name="ce7"/>
          <table:table-cell table:style-name="ce11"/>
          <table:table-cell table:number-columns-repeated="15" table:style-name="ce12"/>
          <table:table-cell table:number-columns-repeated="16366" table:style-name="ce5"/>
        </table:table-row>
        <table:table-row table:number-rows-repeated="2" table:style-name="ro5">
          <table:table-cell table:style-name="ce9"/>
          <table:table-cell table:style-name="ce8"/>
          <table:table-cell table:style-name="ce13"/>
          <table:table-cell table:number-columns-repeated="15" table:style-name="ce14"/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2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9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ohome</meta:initial-creator>
    <dc:creator>cpa</dc:creator>
    <meta:creation-date>2003-10-23T06:49:28Z</meta:creation-date>
    <dc:date>2015-09-01T02:54:39Z</dc:date>
    <meta:print-date>2013-12-12T03:50:57Z</meta:print-date>
  </office:meta>
</office:document-meta>
</file>